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">
      <style:text-properties style:use-window-font-color="true" fo:background-color="transparent"/>
    </style:style>
    <style:style style:name="P2" style:family="paragraph" style:parent-style-name="l">
      <style:text-properties officeooo:rsid="003853cb" officeooo:paragraph-rsid="003853cb"/>
    </style:style>
    <style:style style:name="P3" style:family="paragraph" style:parent-style-name="l">
      <style:text-properties style:font-name="Times New Roman" fo:font-size="12pt" officeooo:rsid="003853cb" officeooo:paragraph-rsid="003853cb" style:font-size-asian="12pt"/>
    </style:style>
    <style:style style:name="P4" style:family="paragraph" style:parent-style-name="l">
      <style:text-properties officeooo:rsid="003a079c" officeooo:paragraph-rsid="003a079c"/>
    </style:style>
    <style:style style:name="P5" style:family="paragraph" style:parent-style-name="titre3">
      <style:text-properties officeooo:rsid="0032269b" officeooo:paragraph-rsid="0032269b"/>
    </style:style>
    <style:style style:name="P6" style:family="paragraph" style:parent-style-name="front_5f_main">
      <style:text-properties fo:background-color="transparent"/>
    </style:style>
    <style:style style:name="P7" style:family="paragraph" style:parent-style-name="figure">
      <style:text-properties fo:background-color="transparent"/>
    </style:style>
    <style:style style:name="P8" style:family="paragraph" style:parent-style-name="Standard">
      <style:text-properties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fo:background-color="transparent" loext:char-shading-value="0" style:font-size-complex="12pt"/>
    </style:style>
    <style:style style:name="T4" style:family="text">
      <style:text-properties style:use-window-font-color="true" officeooo:rsid="001cca30" fo:background-color="transparent" loext:char-shading-value="0" style:font-size-complex="12pt"/>
    </style:style>
    <style:style style:name="T5" style:family="text">
      <style:text-properties style:use-window-font-color="true" officeooo:rsid="001d9e15" fo:background-color="transparent" loext:char-shading-value="0" style:font-size-complex="12pt"/>
    </style:style>
    <style:style style:name="T6" style:family="text">
      <style:text-properties style:use-window-font-color="true" officeooo:rsid="001f9a30" fo:background-color="transparent" loext:char-shading-value="0" style:font-size-complex="12pt"/>
    </style:style>
    <style:style style:name="T7" style:family="text">
      <style:text-properties style:use-window-font-color="true" officeooo:rsid="002031f8" fo:background-color="transparent" loext:char-shading-value="0" style:font-size-complex="12pt"/>
    </style:style>
    <style:style style:name="T8" style:family="text">
      <style:text-properties style:use-window-font-color="true" officeooo:rsid="003fe884" fo:background-color="transparent" loext:char-shading-value="0" style:font-size-complex="12pt"/>
    </style:style>
    <style:style style:name="T9" style:family="text">
      <style:text-properties style:use-window-font-color="true" fo:background-color="transparent" loext:char-shading-value="0" style:language-asian="fr" style:country-asian="FR"/>
    </style:style>
    <style:style style:name="T10" style:family="text">
      <style:text-properties style:use-window-font-color="true" officeooo:rsid="001cca30" fo:background-color="transparent" loext:char-shading-value="0"/>
    </style:style>
    <style:style style:name="T11" style:family="text">
      <style:text-properties style:use-window-font-color="true" officeooo:rsid="001d9e15" fo:background-color="transparent" loext:char-shading-value="0"/>
    </style:style>
    <style:style style:name="T12" style:family="text">
      <style:text-properties style:use-window-font-color="true" officeooo:rsid="001f9a30" fo:background-color="transparent" loext:char-shading-value="0"/>
    </style:style>
    <style:style style:name="T13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4" style:family="text">
      <style:text-properties style:use-window-font-color="true" style:text-position="super 67%" fo:background-color="transparent" loext:char-shading-value="0"/>
    </style:style>
    <style:style style:name="T15" style:family="text">
      <style:text-properties style:use-window-font-color="true" style:font-size-complex="12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cca30" fo:background-color="transparent" loext:char-shading-value="0"/>
    </style:style>
    <style:style style:name="T18" style:family="text">
      <style:text-properties officeooo:rsid="001d9e15" fo:background-color="transparent" loext:char-shading-value="0"/>
    </style:style>
    <style:style style:name="T19" style:family="text">
      <style:text-properties officeooo:rsid="001d9e15" fo:background-color="transparent" loext:char-shading-value="0"/>
    </style:style>
    <style:style style:name="T20" style:family="text">
      <style:text-properties officeooo:rsid="00243232" fo:background-color="transparent" loext:char-shading-value="0"/>
    </style:style>
    <style:style style:name="T21" style:family="text">
      <style:text-properties officeooo:rsid="002576f4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0b223" fo:background-color="#ffff00" loext:char-shading-value="0" style:font-size-complex="12pt"/>
    </style:style>
    <style:style style:name="T24" style:family="text">
      <style:text-properties fo:background-color="#ffffff" loext:char-shading-value="0"/>
    </style:style>
    <style:style style:name="T25" style:family="text">
      <style:text-properties fo:color="#000000" fo:background-color="transparent" loext:char-shading-value="0"/>
    </style:style>
    <style:style style:name="T26" style:family="text">
      <style:text-properties officeooo:rsid="00260e60"/>
    </style:style>
    <style:style style:name="T27" style:family="text">
      <style:text-properties officeooo:rsid="003c7925"/>
    </style:style>
    <style:style style:name="T28" style:family="text">
      <style:text-properties style:font-size-complex="12pt"/>
    </style:style>
    <style:style style:name="T29" style:family="text">
      <style:text-properties officeooo:rsid="001d9e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 : Anonyme, Le recueil des hystoires des repeus franches, Paris, Denis Meslier, 1490, Bibliothèque du château de Chantilly, Cabinet des livres, III-F-019.</text:p>
      <text:p text:style-name="term">created : 1490</text:p>
      <text:p text:style-name="term">langue : <text:span text:style-name="T27">frm</text:span></text:p>
      <text:p text:style-name="term">lieu : [premier lieu où se passe la narration]</text:p>
      <text:p text:style-name="term"><text:span text:style-name="T2">lieu : [deuxième lieu </text:span><text:span text:style-name="Police_20_par_20_défaut"><text:span text:style-name="T13">etc</text:span></text:span><text:span text:style-name="T2">]</text:span></text:p>
      <text:p text:style-name="term">personnage : [premier personnage, soit nom + fonction, soit nom, soit fonction (drapière, bourgeois, curé)]</text:p>
      <text:p text:style-name="term"><text:span text:style-name="T2">personnage : [deuxième personnage, </text:span><text:span text:style-name="Police_20_par_20_défaut"><text:span text:style-name="T13">etc.</text:span></text:span><text:span text:style-name="T2">]</text:span></text:p>
      <text:p text:style-name="P8">&lt;front&gt;</text:p>
      <text:p text:style-name="Standard"><text:span text:style-name="pb"><text:span text:style-name="T22">[f. a1r]</text:span></text:span></text:p>
      <text:p text:style-name="P6">Le recueil des hystoires des repeus franches</text:p>
      <text:p text:style-name="P7">&lt;ATTimage&gt;</text:p>
      <text:p text:style-name="Standard"><text:span text:style-name="pb"><text:span text:style-name="T22">[f. a1</text:span></text:span><text:span text:style-name="pb"><text:span text:style-name="T19">v</text:span></text:span><text:span text:style-name="pb"><text:span text:style-name="T22">]</text:span></text:span></text:p>
      <text:p text:style-name="P8">&lt;/front&gt;</text:p>
      <text:p text:style-name="titre1"><text:span text:style-name="T2">Le recueil </text:span><text:span text:style-name="Police_20_par_20_défaut"><text:span text:style-name="T9">ꝛ </text:span></text:span><text:span text:style-name="T2"><text:s/>hystoires des repeus frãche</text:span>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õ trouuer</text:p>
      <text:p text:style-name="P1">Qui est escript dedens ce liure</text:p>
      <text:p text:style-name="P1">Mettes tous peine de le luyre</text:p>
      <text:p text:style-name="P1">Entre vous ieunes perrucatz</text:p>
      <text:p text:style-name="P1">procureurs nouueaulx aduocatz</text:p>
      <text:p text:style-name="P1">Aprenans aulx despens daultruy</text:p>
      <text:p text:style-name="P1">venes y tost sans nul estry</text:p>
      <text:p text:style-name="P1">clers de praticque diligens</text:p>
      <text:p text:style-name="P1">qui congnoisses si bien vos gens</text:p>
      <text:p text:style-name="P1">sergens a pie et a cheual</text:p>
      <text:p text:style-name="P1">venez y damont et daual</text:p>
      <text:p text:style-name="P1">Les hoirs de deffung pathelin</text:p>
      <text:p text:style-name="P1">qui saues iargon iobelin</text:p>
      <text:p text:style-name="P1">Cappitaine du pont abailon</text:p>
      <text:p text:style-name="P1">Tous les subgetz francoys villon</text:p>
      <text:p text:style-name="P1">Soyes a ce coup resueilles</text:p>
      <text:p text:style-name="P1">Pas ne deues estre oublies</text:p>
      <text:p text:style-name="P1">Tous gallans a pourpoings sãs mãches</text:p>
      <text:p text:style-name="P1">qui ont besoing des repeues franches</text:p>
      <text:p text:style-name="P1">et tous ceulx tant yuer queste</text:p>
      <text:p text:style-name="P1">qui en ont grande necessite</text:p>
      <text:p text:style-name="P1"><text:soft-page-break/>Uenes vous aprendres comment</text:p>
      <text:p text:style-name="P1">Les maistres ancieunement</text:p>
      <text:p text:style-name="P1">Sauoient tous les tours de ce faire</text:p>
      <text:p text:style-name="P1">Messire chacun poic de nayre</text:p>
      <text:p text:style-name="P1">Qui des liures soit les vsages</text:p>
      <text:p text:style-name="P1">En veult luyre tous les passages</text:p>
      <text:p text:style-name="P1">De celluy est pris appetis</text:p>
      <text:p text:style-name="P1">Uenes y donc grans et petis</text:p>
      <text:p text:style-name="P1">Car de la science sauoir</text:p>
      <text:p text:style-name="P1">Vous ne pourres que mieulx valoir</text:p>
      <text:p text:style-name="l"><text:span text:style-name="pb"><text:span text:style-name="T2">[f. a</text:span></text:span><text:span text:style-name="pb"><text:span text:style-name="T11">2r</text:span></text:span><text:span text:style-name="pb"><text:span text:style-name="T2">]</text:span></text:span></text:p>
      <text:p text:style-name="P1">Venes y cheuaucheurs descuyrie</text:p>
      <text:p text:style-name="P1">Seruiteurs de grant seigneurie</text:p>
      <text:p text:style-name="P1">Venes y sans dillaction</text:p>
      <text:p text:style-name="P1">Tous gens sotz toutes sottes</text:p>
      <text:p text:style-name="P1">Venez y bigotz et bigottes</text:p>
      <text:p text:style-name="P1">Venez y toutes truppellines</text:p>
      <text:p text:style-name="P1">Cordeliers et iacoppines</text:p>
      <text:p text:style-name="P1">Venes aussy toutes prestresses</text:p>
      <text:p text:style-name="P1">Qui scaues pieca les adresses</text:p>
      <text:p text:style-name="P1">Des presbitaires hault et bas</text:p>
      <text:p text:style-name="P1">Gardes que vous ny failliez pas</text:p>
      <text:p text:style-name="P1">Venes y gorrieres et gorries</text:p>
      <text:p text:style-name="P1">Qui faictes si bien les manieres</text:p>
      <text:p text:style-name="P1">Que cest vne chose terrible</text:p>
      <text:p text:style-name="P1">Pour bien faire tout le possible</text:p>
      <text:p text:style-name="P1">Toutes manieres de farceurs</text:p>
      <text:p text:style-name="P1">Anciens et ieunes mocqueurs</text:p>
      <text:p text:style-name="P1">Venes y tous vrays macquereaulx</text:p>
      <text:p text:style-name="P1">De tous estas vilz et nouueaulx</text:p>
      <text:p text:style-name="P1">Uenes y toutes macquerelles</text:p>
      <text:p text:style-name="P1">Qui par voz subtilles querelles</text:p>
      <text:p text:style-name="P1">Auez tousiours en vos maisons</text:p>
      <text:p text:style-name="P1">Pour auoyr en toutes saisons</text:p>
      <text:p text:style-name="P1">Tant aux iours ouuriers que dimenches</text:p>
      <text:p text:style-name="P1">souuent les bonnes repeues franches</text:p>
      <text:p text:style-name="P1">Uenez y tous bons pardonneurs</text:p>
      <text:p text:style-name="P1">Qui scauez faire les honneurs</text:p>
      <text:p text:style-name="P1">Aux villages de bons pastes</text:p>
      <text:p text:style-name="P1">Auecques ses gras curates</text:p>
      <text:p text:style-name="P1">Qui ayment bien vostre venue</text:p>
      <text:p text:style-name="P1">Pour auoir la franche repeue</text:p>
      <text:p text:style-name="P1">Affin que chascũ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/text:p>
      <text:p text:style-name="P1">Le cure ne despendra maille</text:p>
      <text:p text:style-name="P1">Et aura maistre iehan lorens</text:p>
      <text:p text:style-name="l"><text:span text:style-name="pb"><text:span text:style-name="T2">[f. a2</text:span></text:span><text:span text:style-name="pb"><text:span text:style-name="T11">v</text:span></text:span><text:span text:style-name="pb"><text:span text:style-name="T2">]</text:span></text:span></text:p>
      <text:p text:style-name="P1">fermement payant les despens</text:p>
      <text:p text:style-name="P1">et quarte de vin simplement</text:p>
      <text:p text:style-name="P1"><text:soft-page-break/>au cure a son partement</text:p>
      <text:p text:style-name="P1">De tout estat soit bas ou hault</text:p>
      <text:p text:style-name="P1">Venez y qui ny ait deffault</text:p>
      <text:p text:style-name="P1">Venez y varletz chamberieres</text:p>
      <text:p text:style-name="P1">Qui scauez si bien les manieres</text:p>
      <text:p text:style-name="P1">en disant mainte bonne baue</text:p>
      <text:p text:style-name="P1">Dauoir du meilleur de la caue</text:p>
      <text:p text:style-name="P1">et puis ioyeusement preschez</text:p>
      <text:p text:style-name="P1">Apres que voz gens sont couchez</text:p>
      <text:p text:style-name="P1">Ceulx qui serchent banquetz ou feste</text:p>
      <text:p text:style-name="P1">Pour dire quelque chansonnette</text:p>
      <text:p text:style-name="P1">Affin daraper la repeue.</text:p>
      <text:p text:style-name="P1">Que chascun de vous se remue</text:p>
      <text:p text:style-name="P1">Dy venir bien legierement.</text:p>
      <text:p text:style-name="P1">Et vous pourres ouyr comment</text:p>
      <text:p text:style-name="P1">Vng grant tas de bonnes commeres</text:p>
      <text:p text:style-name="P1">Soyuent bien trouuer manieres</text:p>
      <text:p text:style-name="P1">De faire leurs maris coqus.</text:p>
      <text:p text:style-name="P1">Venez y et natendes plus</text:p>
      <text:p text:style-name="P1">Entre vous prestres sans seiour</text:p>
      <text:p text:style-name="P1">Qui dites deux messes pour iour</text:p>
      <text:p text:style-name="P1">A saint innocent ou ailleurs</text:p>
      <text:p text:style-name="P1">Uenez pour sauoir plusieurs</text:p>
      <text:p text:style-name="P1">Des passages et des adresses</text:p>
      <text:p text:style-name="P1">De maintes petites finesses</text:p>
      <text:p text:style-name="P1">Que len fait tout facilement</text:p>
      <text:p text:style-name="P1">En maint lieu la frãche repeue</text:p>
      <text:p text:style-name="P1">Qui ne doibt a nul estre tenue</text:p>
      <text:p text:style-name="P1">Par tel cy qui veue ne laura</text:p>
      <text:p text:style-name="P1">Payera a celluy qui fera</text:p>
      <text:p text:style-name="P1">De ceste repeue le present</text:p>
      <text:p text:style-name="P1">De lescot sen ira exent</text:p>
      <text:p text:style-name="P1">Moyennant qui monstre ce liure</text:p>
      <text:p text:style-name="P1">Par ce moyen sera deliure</text:p>
      <text:p text:style-name="P1">En lieu ou naura este veu</text:p>
      <text:p text:style-name="P1">Il sera franchement repeu</text:p>
      <text:p text:style-name="l"><text:span text:style-name="pb"><text:span text:style-name="T2">[f. a</text:span></text:span><text:span text:style-name="pb"><text:span text:style-name="T11">3r</text:span></text:span><text:span text:style-name="pb"><text:span text:style-name="T2">]</text:span></text:span></text:p>
      <text:p text:style-name="P1">Ainsi quon orra plus a plain</text:p>
      <text:p text:style-name="l">Qui de lentendement prendra soing</text:p>
      <text:p text:style-name="speaker">Lacteur</text:p>
      <text:p text:style-name="P1">Quant ie ouy ce present mandemẽt</text:p>
      <text:p text:style-name="P1">Quon semonnoit venir a lacteur</text:p>
      <text:p text:style-name="P1">Lesdessusdit ie pensay fermemẽt</text:p>
      <text:p text:style-name="P1">De my trouuer ꝛ <text:s/>en pris lauẽture</text:p>
      <text:p text:style-name="P1">Comme celluy de droite nature</text:p>
      <text:p text:style-name="P1">vouloit de ce faire narrassion</text:p>
      <text:p text:style-name="P1">A telle fin quil en fust menciõ</text:p>
      <text:p text:style-name="P1">A vng chascun pour le tẽps auenir</text:p>
      <text:p text:style-name="P1">Qui se actẽdẽt ont intẽciõ</text:p>
      <text:p text:style-name="P1">Que les repeues les vendrõt secourir</text:p>
      <text:p text:style-name="l">£</text:p>
      <text:p text:style-name="l"><text:soft-page-break/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P3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P1">Ien ay congneu qui largement</text:p>
      <text:p text:style-name="l"><text:span text:style-name="T2">Donnoyent ato</text:span><text:span text:style-name="Police_20_par_20_défaut"><text:span text:style-name="T14">9</text:span></text:span><text:span text:style-name="T2"> repeues oultre mesure</text:span></text:p>
      <text:p text:style-name="P1">Qui de puys ont ↄtinuellemẽt</text:p>
      <text:p text:style-name="P1">S<text:span text:style-name="typo_5f_orig"> </text:span><text:span text:style-name="typo_5f_reg">e</text:span>ruy le pont a billon par droicture</text:p>
      <text:p text:style-name="P1">Dont la facon a este a maint dure</text:p>
      <text:p text:style-name="P1">En leur grant dueil ꝛ <text:s/>tribulacion</text:p>
      <text:p text:style-name="P1">Mais lors nauoit nulle remission</text:p>
      <text:p text:style-name="P1">Combiẽ q̃ ce leur fist le cueur fremir</text:p>
      <text:p text:style-name="P1">Il nattẽdoint autre sucession</text:p>
      <text:p text:style-name="P1">Que les repeues les viẽdrõt secourir</text:p>
      <text:p text:style-name="P1">£</text:p>
      <text:p text:style-name="l"><text:span text:style-name="Police_20_par_20_défaut"><text:span text:style-name="T3">Prince pource que ne me puis tenir</text:span></text:span></text:p>
      <text:p text:style-name="P1">Que de telz faitz ne face mencion</text:p>
      <text:p text:style-name="P1">Puys q̃ a mõ tẽps les ay veu auenir</text:p>
      <text:p text:style-name="l"><text:span text:style-name="pb"><text:span text:style-name="T2">[f. a3</text:span></text:span><text:span text:style-name="pb"><text:span text:style-name="T11">v</text:span></text:span><text:span text:style-name="pb"><text:span text:style-name="T2">]</text:span></text:span></text:p>
      <text:p text:style-name="P1">Ien veuil faire quelq̃ narrassiõ</text:p>
      <text:p text:style-name="P1">Et en escripre soubz la correction</text:p>
      <text:p text:style-name="P1">Des escoutãs affin den souuenir</text:p>
      <text:p text:style-name="P1">Ceste presente nouuelle inuẽciõ</text:p>
      <text:p text:style-name="P1">Que les repeues les viẽdrõt secourir</text:p>
      <text:p text:style-name="titre2">La balade des<text:line-break/>escoutans</text:p>
      <text:p text:style-name="l"><text:span text:style-name="Police_20_par_20_défaut"><text:span text:style-name="T3">Qui en a il est bien venu.</text:span></text:span></text:p>
      <text:p text:style-name="P1">Qui nen a point len nen tient conte</text:p>
      <text:p text:style-name="P1">Celluy qui en a est congneu</text:p>
      <text:p text:style-name="P1">Et cil qui na rien vit a honte</text:p>
      <text:p text:style-name="P1">Et qui paye len lessausse ꝛ <text:s/>monte</text:p>
      <text:p text:style-name="P1">Iusques au tiers ciel pour en pester</text:p>
      <text:p text:style-name="P1">Son honneur tout autre surmonte</text:p>
      <text:p text:style-name="P1">Par force de bien caquester</text:p>
      <text:p text:style-name="P1">£</text:p>
      <text:p text:style-name="P1">Quant entendismes les estatz</text:p>
      <text:p text:style-name="P1">De telz dissimulations</text:p>
      <text:p text:style-name="P1">Congnoissans les haulx et les bas</text:p>
      <text:p text:style-name="P1">Pour tous abreuiations</text:p>
      <text:p text:style-name="P1">Nous vnismes sans sõmassions</text:p>
      <text:p text:style-name="P1">Aux champs par boys et par larris</text:p>
      <text:p text:style-name="P1">Pour congnoistre les fictions</text:p>
      <text:p text:style-name="P1">Qui se font souuent a paris</text:p>
      <text:p text:style-name="P1">Pour ce que chascun maintenoit</text:p>
      <text:p text:style-name="P1"><text:soft-page-break/>Que cestoit la ville du monde</text:p>
      <text:p text:style-name="P1">Qui plus de peuple soustenoit</text:p>
      <text:p text:style-name="P1">Et ou maint estrangier abonde</text:p>
      <text:p text:style-name="P1">Pour la grant science parfonde</text:p>
      <text:p text:style-name="P1">Renommee en icelle ville</text:p>
      <text:p text:style-name="P1">Ie partis et veulx quon me tendre</text:p>
      <text:p text:style-name="P1">Sa lentree auois croix ne ylle</text:p>
      <text:p text:style-name="P1">£</text:p>
      <text:p text:style-name="P1">Il estoit temps de ce coucher</text:p>
      <text:p text:style-name="P1">Et ne scauoye ou heberger</text:p>
      <text:p text:style-name="P1">Dun logis me vins aprocher</text:p>
      <text:p text:style-name="P1">Sauoir son my vouldroit loger</text:p>
      <text:p text:style-name="P1">En disant <text:span text:style-name="pc">« </text:span>aues vous a menger<text:span text:style-name="pc"> »</text:span></text:p>
      <text:p text:style-name="P1">Loste me respons <text:span text:style-name="pc">« </text:span>sy ay<text:span text:style-name="pc"> »</text:span> :</text:p>
      <text:p text:style-name="Standard"><text:span text:style-name="pb"><text:span text:style-name="T16">[f. a</text:span></text:span><text:span text:style-name="pb"><text:span text:style-name="T18">4r</text:span></text:span><text:span text:style-name="pb"><text:span text:style-name="T16">]</text:span></text:span></text:p>
      <text:p text:style-name="P1">Lors luy priay pour abreger</text:p>
      <text:p text:style-name="P1"><text:span text:style-name="pc">« </text:span>Apportes le dont deuant moy<text:span text:style-name="pc"> »</text:span></text:p>
      <text:p text:style-name="P1">£</text:p>
      <text:p text:style-name="P1">Ie fus seruy passablement</text:p>
      <text:p text:style-name="P1">Selon mon estat et ma sorte</text:p>
      <text:p text:style-name="P1">En pensant a parmoy comment</text:p>
      <text:p text:style-name="P1">Ie cheuiroye auecques loste</text:p>
      <text:p text:style-name="P1">Ie me aduise que soubz ma coste</text:p>
      <text:p text:style-name="P1">Auoit vne espee qui bien trenche.</text:p>
      <text:p text:style-name="P1">Ie la lerray quon ne me loste</text:p>
      <text:p text:style-name="P1">En gaige de la repeue franche</text:p>
      <text:p text:style-name="P1">£</text:p>
      <text:p text:style-name="P1">Lespee estoit toute dacier</text:p>
      <text:p text:style-name="P1">Il ne sẽ failloit que le fer</text:p>
      <text:p text:style-name="P1">Mais loste la me fist machier</text:p>
      <text:p text:style-name="P1">Fourreau ꝛ <text:s/>tout sans fricasser</text:p>
      <text:p text:style-name="P1">Puis apres me conuier penser</text:p>
      <text:p text:style-name="P1">De repaistre se fain auoye</text:p>
      <text:p text:style-name="P1">Rien ny eut valu le tenser</text:p>
      <text:p text:style-name="P1">De leans party sans monnoye</text:p>
      <text:p text:style-name="P1">£</text:p>
      <text:p text:style-name="speaker">Lacteur</text:p>
      <text:p text:style-name="l">Lẽdemain maloye enquerant</text:p>
      <text:p text:style-name="l">Pour rencontrer martin garant</text:p>
      <text:p text:style-name="P1">Droit en la salle du pallais</text:p>
      <text:p text:style-name="P1">Rẽcontray pour mõ p̃mier mais</text:p>
      <text:p text:style-name="P1">Tout droit soubz la premiere porte</text:p>
      <text:p text:style-name="P1">Plusieurs mygnõs destrãge sorte</text:p>
      <text:p text:style-name="P1">Qui sẽbloient bien a leur habit</text:p>
      <text:p text:style-name="P1">Quilz fussent gens de grant acquit</text:p>
      <text:p text:style-name="P1">Lors vins pour entrer en la salle</text:p>
      <text:p text:style-name="P1">Lan y monte lautre deualle</text:p>
      <text:p text:style-name="P1">La me pourmenay de par dieu</text:p>
      <text:p text:style-name="P1">Regardant lestat de ce lieu</text:p>
      <text:p text:style-name="P1">Et quant ie leuz bien regardee</text:p>
      <text:p text:style-name="l"><text:span text:style-name="T2">Tant plus la vois ꝛ <text:s/>mie</text:span><text:span text:style-name="typo_5f_orig"><text:span text:style-name="T1">lu</text:span></text:span><text:span text:style-name="typo_5f_reg"><text:span text:style-name="T1">ul</text:span></text:span><text:span text:style-name="T2">x magree</text:span></text:p>
      <text:p text:style-name="P1"><text:soft-page-break/>Ie vis la tant de mirelificques</text:p>
      <text:p text:style-name="P1">Tant damecons ꝛ <text:s/>tant dafficques</text:p>
      <text:p text:style-name="l"><text:span text:style-name="pb"><text:span text:style-name="T2">[f. a4</text:span></text:span><text:span text:style-name="pb"><text:span text:style-name="T11">v</text:span></text:span><text:span text:style-name="pb"><text:span text:style-name="T2">]</text:span></text:span></text:p>
      <text:p text:style-name="P1">Pour atraper les plus huppez</text:p>
      <text:p text:style-name="P1">Les plus rouges y sont happez</text:p>
      <text:p text:style-name="P1">A lun conuiẽt vẽdre sa terre</text:p>
      <text:p text:style-name="P1">Maint sans santir la se desterre</text:p>
      <text:p text:style-name="P1">Partie ou peu en demourra</text:p>
      <text:p text:style-name="P1">De tout ce que vaillant aura</text:p>
      <text:p text:style-name="P1">Cuidant destruyre son voisin</text:p>
      <text:p text:style-name="P1">De poitu ou de lymosin</text:p>
      <text:p text:style-name="P1">Ou de quelque aultre nassion</text:p>
      <text:p text:style-name="P1">Mainct en est a destruction</text:p>
      <text:p text:style-name="P1">Et fault ains partir de leans</text:p>
      <text:p text:style-name="P1">Quilz facent larquemie aux dẽs</text:p>
      <text:p text:style-name="P1">Ou ẽprunter qui a credit</text:p>
      <text:p text:style-name="P1">Tout ainsi q̃ deuãt iay dit</text:p>
      <text:p text:style-name="P1">Quant leur argẽt fort sappetisse</text:p>
      <text:p text:style-name="P1">Lors leur est la repeue propice</text:p>
      <text:p text:style-name="P1">Et le sergẽt plus nẽ doubtez</text:p>
      <text:p text:style-name="P1">Hault ꝛ <text:s/>bas ꝛ <text:s/>de tous costes</text:p>
      <text:p text:style-name="P1">Comme on verra par demonstrances</text:p>
      <text:p text:style-name="P1">En ce traicte des repeues franches</text:p>
      <text:p text:style-name="P1">Et quant au regart de plusieurs</text:p>
      <text:p text:style-name="P1">Autres repeuez assez escriptez</text:p>
      <text:p text:style-name="P1">Affin quon prẽgne les meilleurs</text:p>
      <text:p text:style-name="P1">En lisant grandes ou petites</text:p>
      <text:p text:style-name="P1">Uous orrez mains moyẽs licites</text:p>
      <text:p text:style-name="P1">Comment il ont este happez</text:p>
      <text:p text:style-name="P1">Hault ꝛ <text:s/>bas par bonnes conduictes</text:p>
      <text:p text:style-name="P1">De ceulx qui les ont attrappez</text:p>
      <text:p text:style-name="titre2">La repeue de villon<text:line-break/>et de ses compaignons</text:p>
      <text:p text:style-name="l"><text:span text:style-name="pc"><text:span text:style-name="T28">« </text:span></text:span><text:span text:style-name="Police_20_par_20_défaut"><text:span text:style-name="T3">Qui na or ny argent ne gaige</text:span></text:span></text:p>
      <text:p text:style-name="P1">Comment peult il faire grant chiere</text:p>
      <text:p text:style-name="P1">Il fault quil viue dauantaige</text:p>
      <text:p text:style-name="P1">La facon est coustumiere</text:p>
      <text:p text:style-name="P1">Saurion nous trouuer maniere</text:p>
      <text:p text:style-name="P1">De tromper quelcun pour repaistre</text:p>
      <text:p text:style-name="P1">Qui le fera sera son maistre<text:span text:style-name="pc"> »</text:span></text:p>
      <text:p text:style-name="P1">Ainsi parloyent les compaignons</text:p>
      <text:p text:style-name="l"><text:span text:style-name="pb"><text:span text:style-name="T2">[f. a</text:span></text:span><text:span text:style-name="pb"><text:span text:style-name="T11">5r</text:span></text:span><text:span text:style-name="pb"><text:span text:style-name="T2">]</text:span></text:span></text:p>
      <text:p text:style-name="P1">Du bon maistre francoys villon</text:p>
      <text:p text:style-name="P1">Qui nauoient vaillant deux oygnons</text:p>
      <text:p text:style-name="P1">Tente tapis ne pauillon</text:p>
      <text:p text:style-name="P1">Il leur dist <text:span text:style-name="pc">« </text:span>ne nous soucion</text:p>
      <text:p text:style-name="P1">Car auiourduy sans nul deffault</text:p>
      <text:p text:style-name="P1">Pain vin viande a grant foyson</text:p>
      <text:p text:style-name="P1">Aurez auec du rost tout chault<text:span text:style-name="pc"> »</text:span></text:p>
      <text:p text:style-name="titre3">La maniere da/</text:p>
      <text:p text:style-name="P5">uoir du poysson</text:p>
      <text:p text:style-name="l"><text:soft-page-break/><text:span text:style-name="Police_20_par_20_défaut"><text:span text:style-name="T3">(D) Adoncques il leur demanda</text:span></text:span></text:p>
      <text:p text:style-name="P1">Quelz viandes vouloyent macher</text:p>
      <text:p text:style-name="P1">Lun de bon poisson souhaita</text:p>
      <text:p text:style-name="P1">lautre demanda de la cher</text:p>
      <text:p text:style-name="P1">Maistre francoys ce bon archer</text:p>
      <text:p text:style-name="P1">Leur dist <text:span text:style-name="pc">« </text:span>ne vous souciez</text:p>
      <text:p text:style-name="P1">Il vous fault vos pourpoins lacher</text:p>
      <text:p text:style-name="P1">Car nous aurons viandes assez<text:span text:style-name="pc"> »</text:span></text:p>
      <text:p text:style-name="P1">£</text:p>
      <text:p text:style-name="P1">Lors partit de ses compaignons</text:p>
      <text:p text:style-name="P1">Et vint a la poissonnerie</text:p>
      <text:p text:style-name="P1">Et les laissa de la les pons</text:p>
      <text:p text:style-name="P1">Quasi plains de merencolie</text:p>
      <text:p text:style-name="P1">Il marchanda a cherette</text:p>
      <text:p text:style-name="P1">Vng panier tout plain de poisson</text:p>
      <text:p text:style-name="P1">Et sembloit ie vous certifie.</text:p>
      <text:p text:style-name="P1">Quil fust homme de frant facon</text:p>
      <text:p text:style-name="P1">£</text:p>
      <text:p text:style-name="P1">Maistre francoys fut diligent</text:p>
      <text:p text:style-name="P1">Dachetter non pas de payer</text:p>
      <text:p text:style-name="P1">Et dist quil bailleroit largent</text:p>
      <text:p text:style-name="P1">Tout comptant au porte panier</text:p>
      <text:p text:style-name="P1">Ilz partent sans plus plaidier</text:p>
      <text:p text:style-name="P1">Et passerent par nostre dame</text:p>
      <text:p text:style-name="P1">La ou il vit le penancier</text:p>
      <text:p text:style-name="P1">Qui confessoit ou homme ou femme</text:p>
      <text:p text:style-name="P1">£</text:p>
      <text:p text:style-name="P1">Quant il le vit a peu de plet</text:p>
      <text:p text:style-name="P1">Il luy dist <text:span text:style-name="pc">« </text:span>monseigneur ie vous prie</text:p>
      <text:p text:style-name="l"><text:span text:style-name="pb"><text:span text:style-name="T2">[f. a5</text:span></text:span><text:span text:style-name="pb"><text:span text:style-name="T11">v</text:span></text:span><text:span text:style-name="pb"><text:span text:style-name="T2">]</text:span></text:span></text:p>
      <text:p text:style-name="P1">Que vous despechez sil vous plaist</text:p>
      <text:p text:style-name="P1">Mon nepueu car ie vous affie</text:p>
      <text:p text:style-name="P1">Quil est en si grant reuerie</text:p>
      <text:p text:style-name="P1">vers dieu il est fort negligent</text:p>
      <text:p text:style-name="P1">Il est en telle meroncolie</text:p>
      <text:p text:style-name="P1">Quil ne parle riens que dargent<text:span text:style-name="pc"> »</text:span></text:p>
      <text:p text:style-name="P1">£</text:p>
      <text:p text:style-name="P1"><text:span text:style-name="pc">« </text:span><text:span text:style-name="T24">vrayement </text:span><text:span text:style-name="pc"><text:span text:style-name="T20">(</text:span></text:span><text:span text:style-name="T24">se dist le penancier</text:span><text:span text:style-name="pc"><text:span text:style-name="T20">)</text:span></text:span></text:p>
      <text:p text:style-name="P1">Tresvoulentiers on le fera<text:span text:style-name="pc"> »</text:span></text:p>
      <text:p text:style-name="P1">Maistre francoys print le panier</text:p>
      <text:p text:style-name="P1">Et dist <text:span text:style-name="pc">« </text:span>mon amy venes ca</text:p>
      <text:p text:style-name="P1">vela qui vous despechera</text:p>
      <text:p text:style-name="P1">Incontinent quil aura fait<text:span text:style-name="pc"> »</text:span></text:p>
      <text:p text:style-name="P1">Adonc maistre francoys sen va</text:p>
      <text:p text:style-name="P1">A tout le panier en effect</text:p>
      <text:p text:style-name="P1">£</text:p>
      <text:p text:style-name="P1">Quant le penancier eust parfait</text:p>
      <text:p text:style-name="P1">De confesser la creature</text:p>
      <text:p text:style-name="P1">Saigne denier par dit et fait</text:p>
      <text:p text:style-name="P1">Acourut vers luy bonne aleure</text:p>
      <text:p text:style-name="P1">Disant <text:span text:style-name="pc">« </text:span>monseigneur ie vous asseure</text:p>
      <text:p text:style-name="P1">Sil vous plaisoit prendre loysir</text:p>
      <text:p text:style-name="P1"><text:soft-page-break/>De me despecher a ceste heure</text:p>
      <text:p text:style-name="P1">vous me feries grant plaisir<text:span text:style-name="pc"> »</text:span></text:p>
      <text:p text:style-name="P1">£</text:p>
      <text:p text:style-name="P1"><text:span text:style-name="pc">« </text:span>Je le vueil bien en verite</text:p>
      <text:p text:style-name="P1">Dist le penancier par ma foy</text:p>
      <text:p text:style-name="P1">Or dictes benedicite</text:p>
      <text:p text:style-name="P1">Et puis ie vous confesseray</text:p>
      <text:p text:style-name="P1">et en apres vous assouldray</text:p>
      <text:p text:style-name="P1">Ainsi comme ie le doy faire</text:p>
      <text:p text:style-name="P1">Puis penitance vous bauldray</text:p>
      <text:p text:style-name="P1">Qui vous sera bien necessaire<text:span text:style-name="pc"> »</text:span></text:p>
      <text:p text:style-name="P1">£</text:p>
      <text:p text:style-name="P1"><text:span text:style-name="pc">« </text:span>Quel confesser dist le poure homme</text:p>
      <text:p text:style-name="P1">Fus ie pas a pasques absoulz</text:p>
      <text:p text:style-name="P1">que bon gre saint pierre de romme</text:p>
      <text:p text:style-name="P1">Je demande cinquante soubz</text:p>
      <text:p text:style-name="l"><text:span text:style-name="pb"><text:span text:style-name="T2">[f. a</text:span></text:span><text:span text:style-name="pb"><text:span text:style-name="T11">6r</text:span></text:span><text:span text:style-name="pb"><text:span text:style-name="T2">]</text:span></text:span></text:p>
      <text:p text:style-name="P1">Quelle si a qui sommes nous</text:p>
      <text:p text:style-name="P1">Ma maistresse et bien arriuee</text:p>
      <text:p text:style-name="P1">A coup a coup despesches vous</text:p>
      <text:p text:style-name="P1">Payes mon panier de maree<text:span text:style-name="pc"> »</text:span></text:p>
      <text:p text:style-name="P1">£</text:p>
      <text:p text:style-name="P1"><text:span text:style-name="pc">« </text:span>Ha mon amy ce nest pas ieu</text:p>
      <text:p text:style-name="P1">Dist le penancier seurement</text:p>
      <text:p text:style-name="P1">Il vous fault bien penser a dieu</text:p>
      <text:p text:style-name="P1">Et le supplier humblement</text:p>
      <text:p text:style-name="P1">Que bon gre en ait mon serment</text:p>
      <text:p text:style-name="P1">Dist cest homme sans contredit</text:p>
      <text:p text:style-name="P1">Despeches moy legierement</text:p>
      <text:p text:style-name="P1">Ainsi que se seigneur a dit<text:span text:style-name="pc"> »</text:span></text:p>
      <text:p text:style-name="P1">£</text:p>
      <text:p text:style-name="P1">Adonc le penancier vit bien</text:p>
      <text:p text:style-name="P1">Quil y eut quelque tromperie</text:p>
      <text:p text:style-name="P1">Quant il entendit le moyen</text:p>
      <text:p text:style-name="P1">Il congneut bien la ioncherie</text:p>
      <text:p text:style-name="P1">Le poure homme ie vous affie</text:p>
      <text:p text:style-name="P1">Ne prisa pas bien la facon</text:p>
      <text:p text:style-name="P1">Car il neust ie vous sertiffie</text:p>
      <text:p text:style-name="P1">Or ne argent de son poisson</text:p>
      <text:p text:style-name="P1">£</text:p>
      <text:p text:style-name="P1">Maistre francoys par son blason</text:p>
      <text:p text:style-name="P1">Trouua la facon et maniere</text:p>
      <text:p text:style-name="P1">Dauoir maree grant foison</text:p>
      <text:p text:style-name="P1">Pour gaudir et faire grant chiere</text:p>
      <text:p text:style-name="P1">Cestoit la mere nourrissiere</text:p>
      <text:p text:style-name="P1">De ceulx qui nauoient point dargent</text:p>
      <text:p text:style-name="P1">A tromper deuant et derriere</text:p>
      <text:p text:style-name="P1">Estoit vng homme diligent</text:p>
      <text:p text:style-name="P1">£</text:p>
      <text:p text:style-name="titre3">La maniere dauoir des trippes pour<text:line-break/>disner</text:p>
      <text:p text:style-name="l"><text:soft-page-break/><text:span text:style-name="Police_20_par_20_défaut"><text:span text:style-name="T3">Que fist il a bien peu de plet</text:span></text:span></text:p>
      <text:p text:style-name="P1">Sauisa de grant ioncherie</text:p>
      <text:p text:style-name="P1">Et fist lauer le cul bien net</text:p>
      <text:p text:style-name="P1">A vng gallant ie vous affie</text:p>
      <text:p text:style-name="l"><text:span text:style-name="pb"><text:span text:style-name="T2">[f. a6</text:span></text:span><text:span text:style-name="pb"><text:span text:style-name="T11">v</text:span></text:span><text:span text:style-name="pb"><text:span text:style-name="T2">]</text:span></text:span></text:p>
      <text:p text:style-name="P1">Disant <text:span text:style-name="pc">« </text:span>il conuient quon espie</text:p>
      <text:p text:style-name="P1">Quant seray deuant la tripiere</text:p>
      <text:p text:style-name="P1">Monstre ton cul par raillerie</text:p>
      <text:p text:style-name="P1">Puis apres nous ferons grand chiere<text:span text:style-name="pc"> »</text:span></text:p>
      <text:p text:style-name="P1">£</text:p>
      <text:p text:style-name="P1">Le compaignon point ne faillit</text:p>
      <text:p text:style-name="P1">Foy que doy saint remy de rains</text:p>
      <text:p text:style-name="P1">A petit pont vint par compas</text:p>
      <text:p text:style-name="P1">Son cul descouuert iusques aux rains</text:p>
      <text:p text:style-name="P1">Quant maistre francoys vist le train</text:p>
      <text:p text:style-name="P1">Dieu scet si fist piteuses lippes</text:p>
      <text:p text:style-name="P1">Car il tenoit entre ses mains</text:p>
      <text:p text:style-name="P1">Du foye du poummon et des tripes</text:p>
      <text:p text:style-name="P1">£</text:p>
      <text:p text:style-name="P1">Comme sil fust plain de despit</text:p>
      <text:p text:style-name="P1">Et courrouce amerement</text:p>
      <text:p text:style-name="P1">Il haussa la main vng petit</text:p>
      <text:p text:style-name="P1">Et le frappa bien rudement</text:p>
      <text:p text:style-name="P1">Des trippes par le fondement</text:p>
      <text:p text:style-name="P1">Puis sans faire plus long caquet</text:p>
      <text:p text:style-name="P1">Les voulut tout incontinent</text:p>
      <text:p text:style-name="P1">Remettre dedens le baquet</text:p>
      <text:p text:style-name="P1">£</text:p>
      <text:p text:style-name="P1">La tripiere fut fort courroucee</text:p>
      <text:p text:style-name="P1">Et ne les voulut pas reprendre</text:p>
      <text:p text:style-name="P1">Maistre francoys sans demouree</text:p>
      <text:p text:style-name="P1">Sen alla sans compte luy rẽdre</text:p>
      <text:p text:style-name="P1">Par ainsi vous pouez entendre</text:p>
      <text:p text:style-name="P1">Quilz eurent tripes et maree</text:p>
      <text:p text:style-name="P1">Mais apres fault du pain tendre</text:p>
      <text:p text:style-name="P1">Pour ce disner de grant facon</text:p>
      <text:p text:style-name="P1">£</text:p>
      <text:p text:style-name="titre3">La maniere dauoir du pain</text:p>
      <text:p text:style-name="P1">£</text:p>
      <text:p text:style-name="l">Il sen vint chez vng boullenger.</text:p>
      <text:p text:style-name="l">Affin de mieulx fournir son train</text:p>
      <text:p text:style-name="l">Contre faisant de lescuyer</text:p>
      <text:p text:style-name="P2">Affin de mieulx fornir son train</text:p>
      <text:p text:style-name="l"><text:span text:style-name="pb"><text:span text:style-name="T3">[f. </text:span></text:span><text:span text:style-name="pb"><text:span text:style-name="T5">b.1r</text:span></text:span><text:span text:style-name="pb"><text:span text:style-name="T3">]</text:span></text:span></text:p>
      <text:p text:style-name="l">Cy pris cy mys on chapellast</text:p>
      <text:p text:style-name="l">Cinq ou six douzaines de pain</text:p>
      <text:p text:style-name="P2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<text:soft-page-break/>Il pria et requist au maistre</text:p>
      <text:p text:style-name="l">Quaucun se voulsist entremettre</text:p>
      <text:p text:style-name="l">Dapporter apres luy courant</text:p>
      <text:p text:style-name="P2">Le pain chappelle en son estre</text:p>
      <text:p text:style-name="P2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P2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<text:span text:style-name="Police_20_par_20_défaut"><text:span text:style-name="T3">Apres quil fut fourny de viures</text:span></text:span></text:p>
      <text:p text:style-name="P1">Il fault bien auoir le memoyre</text:p>
      <text:p text:style-name="P1">Que silz voulaient se iour estre yures</text:p>
      <text:p text:style-name="P1">Il faillot quilz eussent a boyre</text:p>
      <text:p text:style-name="P1">Maistre frãcoys deues croire</text:p>
      <text:p text:style-name="P1">Emprunta deux grans bros de boys</text:p>
      <text:p text:style-name="l"><text:span text:style-name="pb"><text:span text:style-name="T2">[f. b1</text:span></text:span><text:span text:style-name="pb"><text:span text:style-name="T11">v</text:span></text:span><text:span text:style-name="pb"><text:span text:style-name="T2">]</text:span></text:span></text:p>
      <text:p text:style-name="P1">Disãt quil estoit necessaire</text:p>
      <text:p text:style-name="P1">Dauoir du vin par ambagois</text:p>
      <text:p text:style-name="P1">Lun fist emplir de belle caue clere</text:p>
      <text:p text:style-name="P1">Et vint ala pomme de pin</text:p>
      <text:p text:style-name="P1">A tous ses deux bros sans renchere</text:p>
      <text:p text:style-name="P1">Demãdant sil auoit bon vin</text:p>
      <text:p text:style-name="P1">Et quon luy emplit du plus fin</text:p>
      <text:p text:style-name="P1">Mais quil fust blanc ꝛ <text:s/>amoureux</text:p>
      <text:p text:style-name="P1">On luy emplit pour faire fin</text:p>
      <text:p text:style-name="P1">Dun tresbon vin blanc de baigneux</text:p>
      <text:p text:style-name="P1">Maistre francoys print les deux brocz</text:p>
      <text:p text:style-name="P1">Lun empres lautre les bouta</text:p>
      <text:p text:style-name="P1">Incontinent ꝑ bon propos</text:p>
      <text:p text:style-name="P1">Sans se haster il demāda</text:p>
      <text:p text:style-name="P1">Au varlet <text:span text:style-name="pc">« </text:span>quel vin esse la<text:span text:style-name="pc"> »</text:span></text:p>
      <text:p text:style-name="P1">Il luy dist du vin de baigneux</text:p>
      <text:p text:style-name="P1"><text:span text:style-name="pc">« </text:span>Ostez ostez ostez cella</text:p>
      <text:p text:style-name="P1">Car ꝑ mafoy point ie nen veux<text:span text:style-name="pc"> »</text:span></text:p>
      <text:p text:style-name="l"><text:span text:style-name="pc">« </text:span><text:span text:style-name="T2">Quesse cy estes vo</text:span><text:span text:style-name="Police_20_par_20_défaut"><text:span text:style-name="T14">9</text:span></text:span><text:span text:style-name="T2"> beiaune</text:span></text:p>
      <text:p text:style-name="P1"><text:soft-page-break/>Uuidez moy mõ broc vitement</text:p>
      <text:p text:style-name="P1">Ie demãde du vin de beaune</text:p>
      <text:p text:style-name="P1">Qui soit bon ꝛ <text:s/>non autrement<text:span text:style-name="pc"> »</text:span></text:p>
      <text:p text:style-name="P1">Et en parlãt subtillement</text:p>
      <text:p text:style-name="P1">Le broc qui estoit de au plain</text:p>
      <text:p text:style-name="P1">Luy chãgea a pur ꝛ <text:s/>a plain</text:p>
      <text:p text:style-name="P1"><text:span text:style-name="Character_20_style">(C)</text:span> Par ce point ilz eurent du vin</text:p>
      <text:p text:style-name="P1">Par fine force de tromper</text:p>
      <text:p text:style-name="P1">Sans aller parler au devin</text:p>
      <text:p text:style-name="P1">Ilz repeurent per ou nomper</text:p>
      <text:p text:style-name="P1">Mais le beau ieu fut au souper</text:p>
      <text:p text:style-name="P1">Car maistre francoys a bref mot</text:p>
      <text:p text:style-name="P1">Leur dist <text:span text:style-name="pc">« </text:span>ie me vueil occuper</text:p>
      <text:p text:style-name="P1">Que nous mẽgerõs ẽnuyt du rost<text:span text:style-name="pc"> »</text:span></text:p>
      <text:p text:style-name="titre3"><text:span text:style-name="Character_20_style">(C)</text:span> La maniere dauoir du rost</text:p>
      <text:p text:style-name="P1">Il fut appointe quil yroit</text:p>
      <text:p text:style-name="P1">Deuant lestal dun rotisseur</text:p>
      <text:p text:style-name="P1">Et de la chair marchanderoit</text:p>
      <text:p text:style-name="P1">Contrefaisãt du gaudisseur</text:p>
      <text:p text:style-name="P1">Et pour trouuer moyen meilleur</text:p>
      <text:p text:style-name="P1">Faignant que point on ne se ioue</text:p>
      <text:p text:style-name="l"><text:span text:style-name="pb"><text:span text:style-name="T2">[f. b</text:span></text:span><text:span text:style-name="pb"><text:span text:style-name="T12">2r</text:span></text:span><text:span text:style-name="pb"><text:span text:style-name="T2">]</text:span></text:span></text:p>
      <text:p text:style-name="P1">Il viẽdroit vng entrepreneur</text:p>
      <text:p text:style-name="P1">Qui luy bailleroit sur la ioue</text:p>
      <text:p text:style-name="P1"><text:span text:style-name="Character_20_style">(C)</text:span> Il vint a la rotisserie</text:p>
      <text:p text:style-name="P1">Et marchãda de la viande</text:p>
      <text:p text:style-name="P1">Lautre vint de chiere marrie</text:p>
      <text:p text:style-name="P1"><text:span text:style-name="pc">« </text:span>Quesse que ce paillart demãde<text:span text:style-name="pc"> »</text:span></text:p>
      <text:p text:style-name="P1">Luy baillãt vne buffe grande</text:p>
      <text:p text:style-name="P1">En luy dissãt mainte reproche</text:p>
      <text:p text:style-name="P1">Quãt il vit quil eut ceste offrande</text:p>
      <text:p text:style-name="P1">Empoigna de rost plaine broche</text:p>
      <text:p text:style-name="P1"><text:span text:style-name="Character_20_style">(C)</text:span> Celluy qui bailla le soufflet</text:p>
      <text:p text:style-name="P1">Fuit biẽ tost a mos expres</text:p>
      <text:p text:style-name="P1">Maitre frãcoys sans plus deplet</text:p>
      <text:p text:style-name="P1">A tout son rost courant apres</text:p>
      <text:p text:style-name="P1">Ainsi sans faire long proces</text:p>
      <text:p text:style-name="P1">Ilz repeureut de cueur de uot</text:p>
      <text:p text:style-name="P1">Et eurent ꝑ leur grant exces</text:p>
      <text:p text:style-name="P1">Pain vin chex poisson ꝛ <text:s/>rost</text:p>
      <text:p text:style-name="P1"><text:span text:style-name="Character_20_style">(C)</text:span> Et pour la premiere repeue</text:p>
      <text:p text:style-name="P1">Dont apres sera mencion</text:p>
      <text:p text:style-name="P1">Bien digne destre ramẽtue</text:p>
      <text:p text:style-name="P1">Et mise en reuelation</text:p>
      <text:p text:style-name="P1">Et pourtãt soubz corretion</text:p>
      <text:p text:style-name="P1">Affin que len parle encore</text:p>
      <text:p text:style-name="P1">Comme nouuelle invẽcion</text:p>
      <text:p text:style-name="P1">Redigee sera pour mem<text:span text:style-name="typo_5f_reg">o</text:span>ire</text:p>
      <text:p text:style-name="P1"><text:span text:style-name="Character_20_style">(C)</text:span> Or aduint de coup dauẽture</text:p>
      <text:p text:style-name="P1">Que les suppoz deuãt nommez</text:p>
      <text:p text:style-name="P1">Ne serchoit riens par droictu<text:span text:style-name="typo_5f_reg">r</text:span>e</text:p>
      <text:p text:style-name="P1"><text:soft-page-break/>Que gens en richesse renõmez</text:p>
      <text:p text:style-name="P1">Ung iour quilz estoient affames</text:p>
      <text:p text:style-name="P1">En la porte dun bon logis</text:p>
      <text:p text:style-name="P1">virent entrer sãs estre armez</text:p>
      <text:p text:style-name="P1">Ambassadeurs de long pays</text:p>
      <text:p text:style-name="P1"><text:span text:style-name="Character_20_style">(C)</text:span> Si pẽserent entre eulx commẽt</text:p>
      <text:p text:style-name="P1">Ilz pourroient leure repaistre</text:p>
      <text:p text:style-name="P1">Et selon entendemẽt</text:p>
      <text:p text:style-name="P1">Lun diceulx saprocha du maitre</text:p>
      <text:p text:style-name="l"><text:span text:style-name="pb"><text:span text:style-name="T2">[f. b2</text:span></text:span><text:span text:style-name="pb"><text:span text:style-name="T12">v</text:span></text:span><text:span text:style-name="pb"><text:span text:style-name="T2">]</text:span></text:span></text:p>
      <text:p text:style-name="P1">Dostel ꝛ <text:s/>si fist a congnoistre</text:p>
      <text:p text:style-name="P1">Disãt qui luy enseigneroit</text:p>
      <text:p text:style-name="P1">Le hault le bas marche pour estre</text:p>
      <text:p text:style-name="P1">Par luy ↄduyt si luy plaisoyt</text:p>
      <text:p text:style-name="P1">£</text:p>
      <text:p text:style-name="P1">Je croy biẽ q̃ mõseigneur le maistre</text:p>
      <text:p text:style-name="P1">Qui du bas mestier estoit tendre</text:p>
      <text:p text:style-name="P1">Fist se gallãt tresbiẽ repaistre</text:p>
      <text:p text:style-name="P1">Et luy ↄmãda charge prendre</text:p>
      <text:p text:style-name="P1">De la cuisine ꝛ <text:s/>dy entendre</text:p>
      <text:p text:style-name="P1">Tant que leur train de partira</text:p>
      <text:p text:style-name="P1">Et biẽ le payer sans attẽdre</text:p>
      <text:p text:style-name="P1">A son gre quant il sen yra</text:p>
      <text:p text:style-name="P1">£</text:p>
      <text:p text:style-name="P1">Lors sen vint ses ↄpaignons</text:p>
      <text:p text:style-name="P1">Dire <text:span text:style-name="pc">« </text:span>nostre estre paye</text:p>
      <text:p text:style-name="P1">Je suis ia lun des grans mignons</text:p>
      <text:p text:style-name="P1">De leans ꝛ <text:s/>myeulx auoye</text:p>
      <text:p text:style-name="P1">Car le maistre ma enuoye</text:p>
      <text:p text:style-name="P1">Par la ville pour sen sortir</text:p>
      <text:p text:style-name="P1">Mais se mon sens nest desuoye</text:p>
      <text:p text:style-name="P1">Bien bref sen fera repentir<text:span text:style-name="pc"> »</text:span></text:p>
      <text:p text:style-name="P1"><text:span text:style-name="pc">« </text:span>Ua luy dyrent ses ↄpaignons</text:p>
      <text:p text:style-name="P1">Et esguise tout ton engin</text:p>
      <text:p text:style-name="P1">A nous rechauffer les reignõs</text:p>
      <text:p text:style-name="P1">Et nous faitz boire de bon vin</text:p>
      <text:p text:style-name="l"><text:span text:style-name="T2">Passe to</text:span><text:span text:style-name="Police_20_par_20_défaut"><text:span text:style-name="T14">9</text:span></text:span><text:span text:style-name="T2"> les sens patelin</text:span></text:p>
      <text:p text:style-name="P1">De villon ꝛ <text:s/>pauque dẽ nayre</text:p>
      <text:p text:style-name="P1">Car se venir peux en la fĩ</text:p>
      <text:p text:style-name="P1">Passe seras maistre ordinaire<text:span text:style-name="pc"> »</text:span></text:p>
      <text:p text:style-name="P1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P2">Il entendoit son cõtrepoint</text:p>
      <text:p text:style-name="l"><text:span text:style-name="pb"><text:span text:style-name="T3">[f. b</text:span></text:span><text:span text:style-name="pb"><text:span text:style-name="T6">3r</text:span></text:span><text:span text:style-name="pb"><text:span text:style-name="T3">]</text:span></text:span></text:p>
      <text:p text:style-name="l">Le principal embassadeur</text:p>
      <text:p text:style-name="l">Aymoit vng peu le bas mestier</text:p>
      <text:p text:style-name="l"><text:soft-page-break/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P2">A son iolis commandement</text:p>
      <text:p text:style-name="l">£</text:p>
      <text:p text:style-name="l">Le gallant fut entretenu</text:p>
      <text:p text:style-name="l">Par ce seigneur venu nouueau</text:p>
      <text:p text:style-name="P2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P2">Qui fut esleu sans nul appeau</text:p>
      <text:p text:style-name="P2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P2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P4">Qui tient malades en commande</text:p>
      <text:p text:style-name="l">£</text:p>
      <text:p text:style-name="P4">Tous les seigneurs le regarderent</text:p>
      <text:p text:style-name="l"><text:span text:style-name="pb"><text:span text:style-name="T3">[f. b3</text:span></text:span><text:span text:style-name="pb"><text:span text:style-name="T6">v</text:span></text:span><text:span text:style-name="pb"><text:span text:style-name="T3">]</text:span>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P4">Quil se douloit du coste destre</text:p>
      <text:p text:style-name="l">£</text:p>
      <text:p text:style-name="l"><text:soft-page-break/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<text:span text:style-name="Police_20_par_20_défaut"><text:span text:style-name="T3">Qui fault pour vng qui veult mourir</text:span></text:span></text:p>
      <text:p text:style-name="l">£</text:p>
      <text:p text:style-name="l">Quant les seigneurs veirent le prestre</text:p>
      <text:p text:style-name="l">Auec les sacremens venir</text:p>
      <text:p text:style-name="P4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P4">La finesse le prestre le teue</text:p>
      <text:p text:style-name="l"><text:span text:style-name="pb"><text:span text:style-name="T3">[f. b</text:span></text:span><text:span text:style-name="pb"><text:span text:style-name="T7">4r</text:span></text:span><text:span text:style-name="pb"><text:span text:style-name="T3">]</text:span>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<text:span text:style-name="Police_20_par_20_défaut"><text:span text:style-name="T3">Ung lymosin vint a paris</text:span></text:span></text:p>
      <text:p text:style-name="P1">Pour aucun proces quil auoit</text:p>
      <text:p text:style-name="P1">Quant il partit de son pays</text:p>
      <text:p text:style-name="P1">Pas gramment dargent il nauoit</text:p>
      <text:p text:style-name="P1">Et toutesfoys il entendoit</text:p>
      <text:p text:style-name="P1">Son fait et auoit souuenance</text:p>
      <text:p text:style-name="P1">Que son cas mal se porteroit</text:p>
      <text:p text:style-name="P1">Sil nauoit vne repeue franche</text:p>
      <text:p text:style-name="P1">£</text:p>
      <text:p text:style-name="P1">Le lymosin cest chose vraye</text:p>
      <text:p text:style-name="P1">Qui nauoit vaillant vng patac</text:p>
      <text:p text:style-name="P1">Sappeloit mõseigeur de combraye</text:p>
      <text:p text:style-name="P1">Sans quon le suyuist a son trac</text:p>
      <text:p text:style-name="P1">Plus ruse estoit que patac</text:p>
      <text:p text:style-name="P1">Et affame comme vng vieil loup</text:p>
      <text:p text:style-name="P1">Avec monseigneur de pennesac</text:p>
      <text:p text:style-name="P1">Et le seigneur de lameson</text:p>
      <text:p text:style-name="P1">£</text:p>
      <text:p text:style-name="P1">Ses troys seigneurs sentretrouuerent</text:p>
      <text:p text:style-name="P1">Car ilz estoient tout dun quartier</text:p>
      <text:p text:style-name="P1">Et dieu scait silz se saluerent</text:p>
      <text:p text:style-name="P1">Ainsi quil en estoit mestier</text:p>
      <text:p text:style-name="P1"><text:soft-page-break/>Toutesfoys ce bon escuier</text:p>
      <text:p text:style-name="P1">De combraye propos final</text:p>
      <text:p text:style-name="P1">Fut esleu leur grant conseiller</text:p>
      <text:p text:style-name="P1">Et le gouuerneur principal</text:p>
      <text:p text:style-name="P1">£</text:p>
      <text:p text:style-name="P1">Ilz conclurent pour le meilleur</text:p>
      <text:p text:style-name="P1">Que ce bon notable seigneur</text:p>
      <text:p text:style-name="P1">yroit veoir sil pourroit trouuer</text:p>
      <text:p text:style-name="l"><text:span text:style-name="pb"><text:span text:style-name="T3">[f. b4</text:span></text:span><text:span text:style-name="pb"><text:span text:style-name="T7">v</text:span></text:span><text:span text:style-name="pb"><text:span text:style-name="T3">]</text:span></text:span></text:p>
      <text:p text:style-name="P1">quelque bon lieu pour se logier</text:p>
      <text:p text:style-name="P1">et scelon ce quil trouueroit</text:p>
      <text:p text:style-name="P1">aux autres le racompteroit</text:p>
      <text:p text:style-name="P1">Or aduint que enuiron mydy</text:p>
      <text:p text:style-name="P1">Il estoit de fain estourdy</text:p>
      <text:p text:style-name="P1">Sen vint en vne hostellerie</text:p>
      <text:p text:style-name="P1">En la rue de la mortellerie</text:p>
      <text:p text:style-name="P1">ou peut lenseigne du pestel</text:p>
      <text:p text:style-name="P1">a bon logis et bon hostel</text:p>
      <text:p text:style-name="P1">demandant son a que repaistre</text:p>
      <text:p text:style-name="P1"><text:span text:style-name="pc">« </text:span>Ouy vrayement se dist le maistre</text:p>
      <text:p text:style-name="P1">Ne soyes de rien en soucy</text:p>
      <text:p text:style-name="P1">Car vous serez tresbien seruy</text:p>
      <text:p text:style-name="P1"><text:span text:style-name="pc">« </text:span>De pain de vin et de viande<text:span text:style-name="pc"> »</text:span></text:p>
      <text:p text:style-name="P1">Pas grant chose ie ne demande</text:p>
      <text:p text:style-name="P1">Dist le bon seigneur de combraye</text:p>
      <text:p text:style-name="P1">Il ny a gueres que iauoye</text:p>
      <text:p text:style-name="P1">Desiune mais toutesfoys</text:p>
      <text:p text:style-name="P1">Si ay ie disne maintesfoys</text:p>
      <text:p text:style-name="P1">Que nauoye pas tel appetit<text:span text:style-name="pc"> »</text:span></text:p>
      <text:p text:style-name="P1">Le seigneur menga vng petit</text:p>
      <text:p text:style-name="P1">Car il nauoit gueres dargent</text:p>
      <text:p text:style-name="P1">Commandant Quon fust diligent</text:p>
      <text:p text:style-name="P1">Dauoir quelque chose de bon</text:p>
      <text:p text:style-name="P1">Pour son souper vng gras chapon</text:p>
      <text:p text:style-name="P1">Car il pensoit bien que se soyr</text:p>
      <text:p text:style-name="P1">Il deuoit auec luy soupper</text:p>
      <text:p text:style-name="P1">Des gentilz hommes de la court</text:p>
      <text:p text:style-name="P1">Lostesse fut bien a son gourt</text:p>
      <text:p text:style-name="P1">Car quant vint a compter lescot</text:p>
      <text:p text:style-name="P1">Le seigneur ne dit oncques mot</text:p>
      <text:p text:style-name="P1">Mais tout ce quelle demande</text:p>
      <text:p text:style-name="P1">Le gentil homme luy bailla</text:p>
      <text:p text:style-name="P1">Disant <text:span text:style-name="pc">« </text:span>vous comptez par raison<text:span text:style-name="pc"> »</text:span></text:p>
      <text:p text:style-name="P1">Boutant son sac soubz son esselle</text:p>
      <text:p text:style-name="P1">Et vint racompter la nouuelle</text:p>
      <text:p text:style-name="l"><text:span text:style-name="pb"><text:span text:style-name="T3">[f. b</text:span></text:span><text:span text:style-name="pb"><text:span text:style-name="T7">5r</text:span></text:span><text:span text:style-name="pb"><text:span text:style-name="T3">]</text:span></text:span></text:p>
      <text:p text:style-name="P1">A ses compaignons ꝛ <text:s/>comment</text:p>
      <text:p text:style-name="P1">Il failloit faire sagement</text:p>
      <text:p text:style-name="P1">Et fut dit a peu de ꝑolles</text:p>
      <text:p text:style-name="P1">Pour euiter grans monopoles</text:p>
      <text:p text:style-name="P1">Que le seigneur de penneesac</text:p>
      <text:p text:style-name="P1">yroit deuãt louer lestat</text:p>
      <text:p text:style-name="P1"><text:soft-page-break/>Et blasonner la suffisance</text:p>
      <text:p text:style-name="P1">De ce seigneur car sã doubtãce</text:p>
      <text:p text:style-name="P1">La chose le valloit tresbien</text:p>
      <text:p text:style-name="P1">Et pour trouuer meilleur moyen</text:p>
      <text:p text:style-name="P1">Il merroit a sa ↄpaignie</text:p>
      <text:p text:style-name="P1">La meson il ne faillit mye</text:p>
      <text:p text:style-name="P1">Et vĩt demander a lostesse</text:p>
      <text:p text:style-name="P1">Son seigneur rempli de noblesse</text:p>
      <text:p text:style-name="P1">Estoit loge en la maison</text:p>
      <text:p text:style-name="P1">Lostesse respõdit que nom</text:p>
      <text:p text:style-name="P1">Et que vrayement il ny auoyt</text:p>
      <text:p text:style-name="P1">Qun limosin lequel debuoit</text:p>
      <text:p text:style-name="P1">Uenir souper au soir leans</text:p>
      <text:p text:style-name="P1"><text:span text:style-name="pc">« </text:span><text:span text:style-name="T24">A </text:span><text:span text:style-name="pc"><text:span text:style-name="T21">(</text:span></text:span><text:span text:style-name="T24">dist il</text:span><text:span text:style-name="pc"><text:span text:style-name="T21">)</text:span></text:span><text:span text:style-name="T24"> dam</text:span>e de ceans</text:p>
      <text:p text:style-name="l"><text:span text:style-name="T2">Cest celluy q̃ no</text:span><text:span text:style-name="Police_20_par_20_défaut"><text:span text:style-name="T14">9</text:span></text:span><text:span text:style-name="T2"> demandon</text:span></text:p>
      <text:p text:style-name="P1">Par mafoy cest ce grant baron</text:p>
      <text:p text:style-name="P1">Qui est arriue au matin<text:span text:style-name="pc"> »</text:span></text:p>
      <text:p text:style-name="P1"><text:span text:style-name="pc">« </text:span>Ie nẽtens point vostre latin</text:p>
      <text:p text:style-name="l"><text:span text:style-name="pc"><text:span text:style-name="T21">(</text:span></text:span><text:span text:style-name="T25">Dist lostesse</text:span><text:span text:style-name="pc"><text:span text:style-name="T21">)</text:span></text:span><text:span text:style-name="T2"> vo</text:span><text:span text:style-name="Police_20_par_20_défaut"><text:span text:style-name="T14">9</text:span></text:span><text:span text:style-name="T2"> ꝑlez mal</text:span></text:p>
      <text:p text:style-name="P1"><text:span text:style-name="T24">Il na ne iument ne ch</text:span>eual</text:p>
      <text:p text:style-name="P1">Et va a pie ꝑfaulte dasne<text:span text:style-name="pc"> »</text:span></text:p>
      <text:p text:style-name="P1">Lors pennessac respondit <text:span text:style-name="pc">« </text:span>dame</text:p>
      <text:p text:style-name="P1">Il vient icy pour vng proces</text:p>
      <text:p text:style-name="P1">Et est appellãt de lexces</text:p>
      <text:p text:style-name="P1">Quon luy a fait en lymosin</text:p>
      <text:p text:style-name="P1">Et va ainsi de pie affin</text:p>
      <text:p text:style-name="P1">Que son proces soit plus tost fait<text:span text:style-name="pc"> »</text:span></text:p>
      <text:p text:style-name="P1">Lostesse le creut en effet</text:p>
      <text:p text:style-name="P1">£</text:p>
      <text:p text:style-name="l"><text:span text:style-name="Police_20_par_20_défaut"><text:span text:style-name="T3">Alors le seigneur de combraye</text:span></text:span></text:p>
      <text:p text:style-name="P1">Arriua ꝛ <text:s/>dieu scet quel ioye</text:p>
      <text:p text:style-name="P1">Ses deux autres seigneurs luy firent</text:p>
      <text:p text:style-name="l"><text:span text:style-name="pb"><text:span text:style-name="T3">[f. b5</text:span></text:span><text:span text:style-name="pb"><text:span text:style-name="T7">v</text:span></text:span><text:span text:style-name="pb"><text:span text:style-name="T3">]</text:span></text:span></text:p>
      <text:p text:style-name="P1">Et le genoul en bas tendirẽt</text:p>
      <text:p text:style-name="P1">Aussi tost comme il fut venu</text:p>
      <text:p text:style-name="P1">Et ꝑ ce point il fut congneu</text:p>
      <text:p text:style-name="P1">Quil estoit seigneur hõnorable</text:p>
      <text:p text:style-name="P1">Ce bon seigneur se sist a table</text:p>
      <text:p text:style-name="P1">En tenãt bonne grauite</text:p>
      <text:p text:style-name="P1">vis avis de lautre coste</text:p>
      <text:p text:style-name="P1">Sassist le seigneur de lostel</text:p>
      <text:p text:style-name="P1">Et eurent du vin dieu scait quel</text:p>
      <text:p text:style-name="P1">Il ne le fault point demander</text:p>
      <text:p text:style-name="P1">Quãt ce vint a lescot compter</text:p>
      <text:p text:style-name="P1">Lostesse asses hault comptoit</text:p>
      <text:p text:style-name="P1">Mais au seigneur il nen chaloit</text:p>
      <text:p text:style-name="P1">Faignant qu<text:span text:style-name="typo_5f_reg">i</text:span>l fut tout plaint dargent</text:p>
      <text:p text:style-name="P1">Lors il dist quon sust diligent</text:p>
      <text:p text:style-name="P1">De pẽser de faire les lis</text:p>
      <text:p text:style-name="P1">Car il vouloit en ce logis</text:p>
      <text:p text:style-name="P1">coucher / puis apres par expres</text:p>
      <text:p text:style-name="P1">Il print son sac a ces proces</text:p>
      <text:p text:style-name="P1"><text:soft-page-break/>Et le bailla leans en garde</text:p>
      <text:p text:style-name="P1">En disant <text:span text:style-name="pc">« </text:span>quon le contregardast</text:p>
      <text:p text:style-name="P1">Se de largent voulez auoir.</text:p>
      <text:p text:style-name="P1">Il ne fault que demander<text:span text:style-name="pc"> »</text:span></text:p>
      <text:p text:style-name="P1">Lostesse ne fut pas ingrate</text:p>
      <text:p text:style-name="P1">En disant <text:span text:style-name="pc">« </text:span>ie nen ay pas haste</text:p>
      <text:p text:style-name="P1">Nespargnes riens qui soit ceans<text:span text:style-name="pc"> »</text:span></text:p>
      <text:p text:style-name="P1">Ses seigneurs coucherent leans</text:p>
      <text:p text:style-name="P1">Lespace de cinq ou de six moys</text:p>
      <text:p text:style-name="P1">Sans payer argent toutesfoys</text:p>
      <text:p text:style-name="P1">Nonobstant ce quil demandoit</text:p>
      <text:p text:style-name="P1">A son hostesse selle voloit</text:p>
      <text:p text:style-name="P1">auoir de largent bien souuent</text:p>
      <text:p text:style-name="P1">Mais il nestoit point bien content</text:p>
      <text:p text:style-name="l"><text:span text:style-name="T2">De me</text:span><text:span text:style-name="typo_5f_orig"><text:span text:style-name="T1">e</text:span></text:span><text:span text:style-name="typo_5f_reg"><text:span text:style-name="T1">t</text:span></text:span><text:span text:style-name="T2">tre souuent main a bource</text:span></text:p>
      <text:p text:style-name="P1">Lostesse nestoit point rebource</text:p>
      <text:p text:style-name="l"><text:span text:style-name="T2">Et dist </text:span><text:span text:style-name="pc">« </text:span><text:span text:style-name="T2">ne vo</text:span><text:span text:style-name="Police_20_par_20_défaut"><text:span text:style-name="T14">9</text:span></text:span><text:span text:style-name="T2"> en soucies</text:span></text:p>
      <text:p text:style-name="P1">Dieu mercy iay argent asses</text:p>
      <text:p text:style-name="P1">A vostre bon commandement<text:span text:style-name="pc"> »</text:span></text:p>
      <text:p text:style-name="l"><text:span text:style-name="pb"><text:span text:style-name="T3">[f. b</text:span></text:span><text:span text:style-name="pb"><text:span text:style-name="T7">6r</text:span></text:span><text:span text:style-name="pb"><text:span text:style-name="T3">]</text:span></text:span></text:p>
      <text:p text:style-name="P1">Ses mignons pẽserẽt comment</text:p>
      <text:p text:style-name="P1">ilz pourroient retirer leur sac</text:p>
      <text:p text:style-name="P1">Et lors monseigneur de pennesac</text:p>
      <text:p text:style-name="P1">Dist a ce baron de combraye</text:p>
      <text:p text:style-name="P1">Quil se boutast biẽ tost en voye</text:p>
      <text:p text:style-name="P1">Faignãt qui fust embesoigne</text:p>
      <text:p text:style-name="P1">Ce seigneur vint tout reffrongne</text:p>
      <text:p text:style-name="P1">vers lostesse ꝑ bon moyen</text:p>
      <text:p text:style-name="P1">Et luy dist <text:span text:style-name="pc">« </text:span>mon cas va tresbien</text:p>
      <text:p text:style-name="P1">Mon proces est ennuyt iuge</text:p>
      <text:p text:style-name="P1">Bailles moy mon sac sõme toute</text:p>
      <text:p text:style-name="P1">Car iay peur ꝛ <text:s/>si fais grant doute</text:p>
      <text:p text:style-name="P1">Que les seigneurs soyent de partis<text:span text:style-name="pc"> »</text:span></text:p>
      <text:p text:style-name="l"><text:span text:style-name="T2">Il print son sac </text:span><text:span text:style-name="pc">« </text:span><text:span text:style-name="T2">a dieu vo</text:span><text:span text:style-name="Police_20_par_20_défaut"><text:span text:style-name="T14">9</text:span></text:span><text:span text:style-name="T2"> dis</text:span></text:p>
      <text:p text:style-name="P1">Ie reuiẽdray tout maintenat<text:span text:style-name="pc"> »</text:span></text:p>
      <text:p text:style-name="P1">Il sen alla diligemment</text:p>
      <text:p text:style-name="P1">Atout ses proces ꝛ <text:s/>son sac</text:p>
      <text:p text:style-name="P1">Et le seigneur de pennesac</text:p>
      <text:p text:style-name="P1">Et de lameson latendoient</text:p>
      <text:p text:style-name="P1">Lesquelz deux seigneurs sesbatoient</text:p>
      <text:p text:style-name="P1">A recuillir les torchecuz</text:p>
      <text:p text:style-name="l"><text:span text:style-name="T2">Des seigneurs qui estoient ven</text:span><text:span text:style-name="Police_20_par_20_défaut"><text:span text:style-name="T14">9</text:span></text:span></text:p>
      <text:p text:style-name="P1">Aux chambres et biẽ se pensoiẽt</text:p>
      <text:p text:style-name="P1">Qua quelq̃ chose seruoient</text:p>
      <text:p text:style-name="l"><text:span text:style-name="T2">Ilz osterent to</text:span><text:span text:style-name="Police_20_par_20_défaut"><text:span text:style-name="T14">9</text:span></text:span><text:span text:style-name="T2"> ces proces</text:span></text:p>
      <text:p text:style-name="P1">De ce sac ꝛ <text:s/>par motz expres</text:p>
      <text:p text:style-name="P1">Lemplirent desditz torchecuz</text:p>
      <text:p text:style-name="l"><text:span text:style-name="T2">Puys au soir quãt furent ven</text:span><text:span text:style-name="Police_20_par_20_défaut"><text:span text:style-name="T14">9</text:span></text:span></text:p>
      <text:p text:style-name="P1">A leur logis fut mys en garde</text:p>
      <text:p text:style-name="P1">Et pour myeulx estre en sauue garde</text:p>
      <text:p text:style-name="P1">Il fut boute ꝑ grant humblesse</text:p>
      <text:p text:style-name="P1">Auec les robes de lostesse</text:p>
      <text:p text:style-name="P1"><text:soft-page-break/>Qui sentoient le muguelias</text:p>
      <text:p text:style-name="P1">Au soir firent grant ralias</text:p>
      <text:p text:style-name="P1">Le lendemain il fut saison</text:p>
      <text:p text:style-name="P1">De departir il fut saison</text:p>
      <text:p text:style-name="Standard"><text:span text:style-name="pb"><text:span text:style-name="T3">[c1</text:span></text:span><text:span text:style-name="pb"><text:span text:style-name="T6">v</text:span></text:span><text:span text:style-name="pb"><text:span text:style-name="T4">]</text:span></text:span></text:p>
      <text:p text:style-name="Standard"><text:span text:style-name="pc"><text:span text:style-name="T23">[folios f. b6v et f. c1r manquants?]</text:span></text:span></text:p>
      <text:p text:style-name="P1">Auoir vng morceau de fromaige</text:p>
      <text:p text:style-name="speaker">Le clerc</text:p>
      <text:p text:style-name="l"><text:span text:style-name="pc"><text:span text:style-name="T28">« </text:span></text:span><text:span text:style-name="Police_20_par_20_défaut"><text:span text:style-name="T3">Adonc</text:span></text:span><text:span text:style-name="typo_5f_reg"><text:span text:style-name="T15"> </text:span></text:span><text:span text:style-name="Police_20_par_20_défaut"><text:span text:style-name="T3">dit le clerc mon amy</text:span></text:span></text:p>
      <text:p text:style-name="P1">Il fault compter car vous deuez</text:p>
      <text:p text:style-name="P1">Tout par tout sept soubz et demy</text:p>
      <text:p text:style-name="P1">Et convient que les me payes<text:span text:style-name="pc"> »</text:span></text:p>
      <text:p text:style-name="speaker">Le gallant</text:p>
      <text:p text:style-name="l"><text:span text:style-name="pc"><text:span text:style-name="T28">« </text:span></text:span><text:span text:style-name="Police_20_par_20_défaut"><text:span text:style-name="T3">Je ne scay comment les aurez</text:span></text:span></text:p>
      <text:p text:style-name="P1">Dist la gallant par saint gille</text:p>
      <text:p text:style-name="P1">Je vueil bien que vous le sachez</text:p>
      <text:p text:style-name="P1">Je ne sache ne croix ne pile<text:span text:style-name="pc"> »</text:span></text:p>
      <text:p text:style-name="speaker">Le clerc</text:p>
      <text:p text:style-name="l"><text:span text:style-name="pc"><text:span text:style-name="T28">« </text:span></text:span><text:span text:style-name="Police_20_par_20_défaut"><text:span text:style-name="T3">Qui na argent si laisse gaige</text:span></text:span></text:p>
      <text:p text:style-name="P1">Se nest que le fait droicturier</text:p>
      <text:p text:style-name="P1">Uoulez vous viure dauantaige</text:p>
      <text:p text:style-name="P1">Et nauez maille ne denier</text:p>
      <text:p text:style-name="P1">Estes vous larron ou murdrier</text:p>
      <text:p text:style-name="P1">Par dieu ains que dicy ie hobe</text:p>
      <text:p text:style-name="P1">Uous me payerez pour abreger</text:p>
      <text:p text:style-name="P1">Ou vous y laisserez la robe<text:span text:style-name="pc"> »</text:span></text:p>
      <text:p text:style-name="speaker">Le gallant</text:p>
      <text:p text:style-name="l"><text:span text:style-name="pc"><text:span text:style-name="T28">« </text:span></text:span><text:span text:style-name="Police_20_par_20_défaut"><text:span text:style-name="T3">Quant est dargent ie nen ay point</text:span></text:span></text:p>
      <text:p text:style-name="P1">Affin de le dire tout hault</text:p>
      <text:p text:style-name="P1">Comment men iray ie en pourpoint</text:p>
      <text:p text:style-name="P1">Desnue comment vng marault</text:p>
      <text:p text:style-name="P1">Dieu mercy ie nay pas trop chault</text:p>
      <text:p text:style-name="P1">Mais sil vous plaisoit menployer</text:p>
      <text:p text:style-name="P1">Je vous seruiroye sans deffault</text:p>
      <text:p text:style-name="P1">Jusques a mon escot payer<text:span text:style-name="pc"> »</text:span></text:p>
      <text:p text:style-name="speaker">Le clerc</text:p>
      <text:p text:style-name="l"><text:span text:style-name="pc"><text:span text:style-name="T28">« </text:span></text:span><text:span text:style-name="Police_20_par_20_défaut"><text:span text:style-name="T3">Et comment que scauez vous faire</text:span></text:span></text:p>
      <text:p text:style-name="P1">Dictes le moy tout plainement<text:span text:style-name="pc"> »</text:span></text:p>
      <text:p text:style-name="speaker">Le gallant</text:p>
      <text:p text:style-name="l"><text:span text:style-name="pc"><text:span text:style-name="T28">« </text:span></text:span><text:span text:style-name="Police_20_par_20_défaut"><text:span text:style-name="T3">Quoy toute chose necessaire</text:span></text:span></text:p>
      <text:p text:style-name="P1">Point ne fault demander comment</text:p>
      <text:p text:style-name="P1">Je gaige que tout maintenant</text:p>
      <text:p text:style-name="P1">Que ie chanteray vng couplet</text:p>
      <text:p text:style-name="l"><text:span text:style-name="pb"><text:span text:style-name="T3">[f. c</text:span></text:span><text:span text:style-name="pb"><text:span text:style-name="T6">2r</text:span></text:span><text:span text:style-name="pb"><text:span text:style-name="T3">]</text:span></text:span></text:p>
      <text:p text:style-name="P1">Si hault et si cler ie me vante</text:p>
      <text:p text:style-name="P1">Que vous direz ce la me plaist<text:span text:style-name="pc"> »</text:span></text:p>
      <text:p text:style-name="speaker">Lacteur</text:p>
      <text:p text:style-name="l"><text:span text:style-name="Police_20_par_20_défaut"><text:span text:style-name="T3">Lors le varlet voyant cecy</text:span></text:span></text:p>
      <text:p text:style-name="P1">Fut content de ceste gageure</text:p>
      <text:p text:style-name="P1"><text:soft-page-break/>Et pensa a luy mesme ainsy</text:p>
      <text:p text:style-name="P1">Quil attendroit ceste aduenture</text:p>
      <text:p text:style-name="P1">Et sil chantoit bien dauenture</text:p>
      <text:p text:style-name="P1">Il luy diroit pour tous bebas</text:p>
      <text:p text:style-name="P1">Quil payast lescot bonne alleure</text:p>
      <text:p text:style-name="P1">Car son chant ne luy plaisoit pas</text:p>
      <text:p text:style-name="P1">£</text:p>
      <text:p text:style-name="P1">Lacord fut dit lacord fut fait</text:p>
      <text:p text:style-name="P1">Deuant tous non pas en derriere</text:p>
      <text:p text:style-name="P1">Lors le gallant tira de fait</text:p>
      <text:p text:style-name="P1">De dedens sa gibeciere</text:p>
      <text:p text:style-name="P1">Une bource dargent legiere</text:p>
      <text:p text:style-name="P1">Qui estoit plaine de mereaulx</text:p>
      <text:p text:style-name="P1">Et chanta par bonne maniere</text:p>
      <text:p text:style-name="P1">Haultement ses motz nouueaulx</text:p>
      <text:p text:style-name="P1">£</text:p>
      <text:p text:style-name="P1">De sa bource dessus la table</text:p>
      <text:p text:style-name="P1">Frappa affin que ie le note</text:p>
      <text:p text:style-name="P1">Et comme chose conuenable</text:p>
      <text:p text:style-name="P1">Chanta ainsy a haulte note</text:p>
      <text:p text:style-name="P1"><text:span text:style-name="pc">« </text:span>Il fault payer tõ hoste tõ hoste ton hoste<text:span text:style-name="pc"> »</text:span></text:p>
      <text:p text:style-name="P1">Tout au long chanta ce couplet</text:p>
      <text:p text:style-name="P1">Le varlet estant coste a coste</text:p>
      <text:p text:style-name="P1">Respondit <text:span text:style-name="pc">« </text:span>cela bien me plaist<text:span text:style-name="pc"> »</text:span></text:p>
      <text:p text:style-name="P1">£</text:p>
      <text:p text:style-name="P1">Touteffoys il natendoit pas</text:p>
      <text:p text:style-name="P1">Quil ne fut de lescot paye</text:p>
      <text:p text:style-name="P1">Parquoy il failloit sur ce pas</text:p>
      <text:p text:style-name="P1">De son sens il fut desuoye</text:p>
      <text:p text:style-name="P1">Et deuant tous fut notifie</text:p>
      <text:p text:style-name="P1">Quil estoit gentil compaignon</text:p>
      <text:p text:style-name="P1">Et quil auoit par son traicte</text:p>
      <text:p text:style-name="P1">Bien disne pour vne chanson</text:p>
      <text:p text:style-name="l"><text:span text:style-name="pb"><text:span text:style-name="T2">[f. c2</text:span></text:span><text:span text:style-name="pb"><text:span text:style-name="T12">v</text:span></text:span><text:span text:style-name="pb"><text:span text:style-name="T2">]</text:span></text:span></text:p>
      <text:p text:style-name="P1">Cest bien disne quant on eschappe</text:p>
      <text:p text:style-name="P1">Sans debourcer pas vng denier</text:p>
      <text:p text:style-name="P1">Et dire a dieu au tauernier</text:p>
      <text:p text:style-name="P1">En torchant son nez a la nappe</text:p>
      <text:p text:style-name="titre2">La repeue<text:line-break/>du peletier</text:p>
      <text:p text:style-name="l"><text:span text:style-name="Police_20_par_20_défaut"><text:span text:style-name="T3">Ung iour aduint qun peletier</text:span></text:span></text:p>
      <text:p text:style-name="P1">Espousa vne belle femme</text:p>
      <text:p text:style-name="P1">Qui appetoit le bas mestier</text:p>
      <text:p text:style-name="P1">En faisant recorder sa game</text:p>
      <text:p text:style-name="P1">Ce peletier sans penser blasme</text:p>
      <text:p text:style-name="P1">Ne sen soucioit qun petit.</text:p>
      <text:p text:style-name="P1">Mieulx aymoit de vin vne drame</text:p>
      <text:p text:style-name="P1">Que coucher dedens vng beau lit</text:p>
      <text:p text:style-name="P1">Ung cure voyant cest affaire</text:p>
      <text:p text:style-name="P1">De la femme fut amoureux</text:p>
      <text:p text:style-name="P1">Et pensa qua son presbitaire</text:p>
      <text:p text:style-name="P1"><text:soft-page-break/>Il meneroit ce maistre gueux</text:p>
      <text:p text:style-name="P1">Il sen vint a luy tout ioyeux</text:p>
      <text:p text:style-name="P1">A celle fin de le tromper</text:p>
      <text:p text:style-name="P1">En disant <text:span text:style-name="pc">« </text:span>mon voisin ie veulx</text:p>
      <text:p text:style-name="P1">Vous donner ennuyt a soupper<text:span text:style-name="pc"> »</text:span></text:p>
      <text:p text:style-name="P1">£</text:p>
      <text:p text:style-name="P1">Le pelletier en fut content</text:p>
      <text:p text:style-name="P1">Car il ne vouloit que repaistre</text:p>
      <text:p text:style-name="P1">Et alla tout incontinent</text:p>
      <text:p text:style-name="P1">Faire grant chiere auec le prestre</text:p>
      <text:p text:style-name="P1">Qui luy ioua dun tour de maistre</text:p>
      <text:p text:style-name="P1">Disant <text:span text:style-name="pc">« </text:span>ma robe est deffourree</text:p>
      <text:p text:style-name="P1">Il vous y conuient la main mettre</text:p>
      <text:p text:style-name="P1">Affin quelle soit refourree<text:span text:style-name="pc"> »</text:span></text:p>
      <text:p text:style-name="P1">£</text:p>
      <text:p text:style-name="P1"><text:span text:style-name="pc">« </text:span>Et bien <text:span text:style-name="pc"><text:span text:style-name="T26">(</text:span></text:span>se dist le pelletier<text:span text:style-name="pc"><text:span text:style-name="T26">)</text:span></text:span></text:p>
      <text:p text:style-name="P1">Monseigneur ien suis bien content</text:p>
      <text:p text:style-name="P1">Mais que vous men vueilles payer</text:p>
      <text:p text:style-name="P1">Je suis tout vostre seurement<text:span text:style-name="pc"> »</text:span></text:p>
      <text:p text:style-name="P1">Ilz firent leur appointement</text:p>
      <text:p text:style-name="P1">Quil auroit pour tout inuentoire</text:p>
      <text:p text:style-name="l"><text:span text:style-name="pb"><text:span text:style-name="T2">[f. c</text:span></text:span><text:span text:style-name="pb"><text:span text:style-name="T12">3r</text:span></text:span><text:span text:style-name="pb"><text:span text:style-name="T2">]</text:span></text:span></text:p>
      <text:p text:style-name="P1">Dix soubz tournois entierement</text:p>
      <text:p text:style-name="P1">Et du vin largement pour boyre</text:p>
      <text:p text:style-name="P1">£</text:p>
      <text:p text:style-name="P1">Pourueu quil la despecheroit</text:p>
      <text:p text:style-name="P1">Car il luy estoit necessaire</text:p>
      <text:p text:style-name="P1">Et que toute nuyt veilleroit</text:p>
      <text:p text:style-name="P1">Auec son clerc au presbitaire</text:p>
      <text:p text:style-name="P1">Il fut content de cest affaire</text:p>
      <text:p text:style-name="P1">Mais le cure les enferma</text:p>
      <text:p text:style-name="P1">Soubz la clef sans grant noyse faire</text:p>
      <text:p text:style-name="P1">Puis hors la maison sen alla</text:p>
      <text:p text:style-name="P1">£</text:p>
      <text:p text:style-name="P1">Le cure vint en la maison</text:p>
      <text:p text:style-name="P1">Du pelletier par ses sornettes</text:p>
      <text:p text:style-name="P1">Et trouua si bonne achoison</text:p>
      <text:p text:style-name="P1">Quil fist tresbien ses besongnettes</text:p>
      <text:p text:style-name="P1">Ilz firent cent mille chosettes</text:p>
      <text:p text:style-name="P1">Car ainsy comme il me semble</text:p>
      <text:p text:style-name="P1">£</text:p>
      <text:p text:style-name="P1">Ce fourreur pour la repeue franche</text:p>
      <text:p text:style-name="P1">Fut fait coqu bien fermement</text:p>
      <text:p text:style-name="P1">Et luy chargea la dame blanche</text:p>
      <text:p text:style-name="P1">Quil luy retournast hardiment</text:p>
      <text:p text:style-name="P1">Et que par son sainct sacrement</text:p>
      <text:p text:style-name="P1">Jamais nul iour ne loublira</text:p>
      <text:p text:style-name="P1">Mais luy fera hebergement</text:p>
      <text:p text:style-name="P1">Toutes les foys quil luy plaira</text:p>
      <text:p text:style-name="P1">£</text:p>
      <text:p text:style-name="P1">Et pourtant donne soy de garde</text:p>
      <text:p text:style-name="P1">Chascun qui aura belle femme</text:p>
      <text:p text:style-name="P1"><text:soft-page-break/>Quon ne luy ioue de telle aubade</text:p>
      <text:p text:style-name="P1">Pour la repeue cest grant diffame</text:p>
      <text:p text:style-name="P1">Quant il est sceu ce nest que blasme</text:p>
      <text:p text:style-name="P1">Et reproche au temps aduenir</text:p>
      <text:p text:style-name="P1">Dela des repeues la grant gaigne</text:p>
      <text:p text:style-name="P1">Pourtant ayes en souuenir</text:p>
      <text:p text:style-name="titre2">La repeue franche des<text:line-break/>gallans sans soucy</text:p>
      <text:p text:style-name="l"><text:span text:style-name="pb"><text:span text:style-name="T2">[f. c3</text:span></text:span><text:span text:style-name="pb"><text:span text:style-name="T12">v</text:span></text:span><text:span text:style-name="pb"><text:span text:style-name="T2">]</text:span>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<text:span text:style-name="Police_20_par_20_défaut"><text:span text:style-name="T3">Ilz se bo</text:span></text:span><text:span text:style-name="typo_5f_orig"><text:span text:style-name="T15">n</text:span></text:span><text:span text:style-name="typo_5f_reg"><text:span text:style-name="T15">u</text:span></text:span><text:span text:style-name="Police_20_par_20_défaut"><text:span text:style-name="T3">terent cest le cas</text:span></text:span></text:p>
      <text:p text:style-name="l"><text:span text:style-name="Police_20_par_20_défaut"><text:span text:style-name="T3">A </text:span></text:span><text:span text:style-name="typo_5f_orig"><text:span text:style-name="T15">s</text:span></text:span><text:span text:style-name="typo_5f_reg"><text:span text:style-name="T15">l</text:span></text:span><text:span text:style-name="Police_20_par_20_défaut"><text:span text:style-name="T3">enseigne du plat destain</text:span></text:span>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<text:span text:style-name="Police_20_par_20_défaut"><text:span text:style-name="T3">Dist vng gallant de plaine sourc</text:span></text:span><text:span text:style-name="typo_5f_orig"><text:span text:style-name="T15">t</text:span></text:span><text:span text:style-name="typo_5f_reg"><text:span text:style-name="T15">e</text:span></text:span><text:span text:style-name="Police_20_par_20_défaut"><text:span text:style-name="T3">e</text:span></text:span>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l"><text:span text:style-name="pb"><text:span text:style-name="T3">[f. c</text:span></text:span><text:span text:style-name="pb"><text:span text:style-name="T6">4r</text:span></text:span><text:span text:style-name="pb"><text:span text:style-name="T3">]</text:span></text:span></text:p>
      <text:p text:style-name="l">Je suis content que par compas</text:p>
      <text:p text:style-name="l">Tout maintenant bande ie soye</text:p>
      <text:p text:style-name="P4">Les gallans en eurent grant ioye</text:p>
      <text:p text:style-name="l"><text:soft-page-break/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<text:span text:style-name="pc">« </text:span>ie vous ay attrappe</text:p>
      <text:p text:style-name="l">Il faut que vous payes lescot</text:p>
      <text:p text:style-name="l">Ou que vous laissez la robe<text:span text:style-name="pc"> »</text:span>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l"><text:span text:style-name="pb"><text:span text:style-name="T3">[f. c4</text:span></text:span><text:span text:style-name="pb"><text:span text:style-name="T6">v</text:span></text:span><text:span text:style-name="pb"><text:span text:style-name="T3">]</text:span>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P4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<text:soft-page-break/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P4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l"><text:span text:style-name="pb"><text:span text:style-name="T3">[f. c</text:span></text:span><text:span text:style-name="pb"><text:span text:style-name="T6">5r</text:span></text:span><text:span text:style-name="pb"><text:span text:style-name="T3">]</text:span>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<text:soft-page-break/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l"><text:span text:style-name="pb"><text:span text:style-name="T3">[f. c5</text:span></text:span><text:span text:style-name="pb"><text:span text:style-name="T6">v</text:span></text:span><text:span text:style-name="pb"><text:span text:style-name="T3">]</text:span>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<text:span text:style-name="pc">« </text:span>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P4">Gettez seront en la riuiere<text:span text:style-name="pc"> »</text:span></text:p>
      <text:p text:style-name="l">£</text:p>
      <text:p text:style-name="l">Lun des gallans pour abreger</text:p>
      <text:p text:style-name="l">Respondit <text:span text:style-name="pc">« </text:span>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<text:span text:style-name="pc"> »</text:span>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l"><text:span text:style-name="pb"><text:span text:style-name="T3">[f. c</text:span></text:span><text:span text:style-name="pb"><text:span text:style-name="T8">6</text:span></text:span><text:span text:style-name="pb"><text:span text:style-name="T6">r</text:span></text:span><text:span text:style-name="pb"><text:span text:style-name="T3">]</text:span>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<text:soft-page-break/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P4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loext:graphic-properties draw:fill="solid" draw:fill-color="#cfe7f5"/>
      <style:paragraph-properties fo:margin-top="0.423cm" fo:margin-bottom="0.212cm" loext:contextual-spacing="false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loext:graphic-properties draw:fill="none" draw:fill-color="#cfe7f5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 fo:padding-left="0.199cm" fo:padding-right="0.199cm" fo:padding-top="0.101cm" fo:padding-bottom="0.101cm" fo:border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>
      <loext:graphic-properties draw:fill="none" draw:fill-color="#9999ff"/>
      <style:paragraph-properties fo:text-align="center" style:justify-single-word="false" fo:hyphenation-ladder-count="no-limit" fo:background-color="transparent" fo:padding="0.101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loext:graphic-properties draw:fill="none" draw:fill-color="#bf0041"/>
      <style:paragraph-properties fo:background-color="transparent" fo:padding="0.101cm" fo:border="none"/>
      <style:text-properties style:use-window-font-color="true" fo:font-weight="bold" fo:background-color="transparent"/>
    </style:style>
    <style:style style:name="titre3" style:family="paragraph">
      <loext:graphic-properties draw:fill="none" draw:fill-color="#81d41a"/>
      <style:paragraph-properties fo:background-color="transparent" fo:padding="0.049cm" fo:border="none"/>
      <style:text-properties style:use-window-font-color="true" fo:font-weight="bold"/>
    </style:style>
    <style:style style:name="titre1" style:family="paragraph">
      <style:paragraph-properties fo:padding="0.049cm" fo:border="none"/>
      <style:text-properties fo:font-size="14pt" fo:font-weight="bold"/>
    </style:style>
    <style:style style:name="Police_20_par_20_défaut" style:display-name="Police par défaut" style:family="text">
      <style:text-properties fo:background-color="#000000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style:use-window-font-color="true" fo:font-weight="bold" fo:background-color="#ff0000"/>
    </style:style>
    <style:style style:name="typo_5f_orig" style:display-name="typo_orig" style:family="text">
      <style:text-properties style:use-window-font-color="true" fo:font-weight="bold" fo:background-color="#ffbf00"/>
    </style:style>
    <style:style style:name="pc" style:family="text">
      <style:text-properties style:use-window-font-color="true" fo:font-weight="bold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7-08T15:31:12.180000000</dc:date>
    <meta:editing-duration>PT4H2M57S</meta:editing-duration>
    <meta:editing-cycles>36</meta:editing-cycles>
    <meta:generator>LibreOffice/6.2.4.2$Windows_X86_64 LibreOffice_project/2412653d852ce75f65fbfa83fb7e7b669a126d64</meta:generator>
    <meta:document-statistic meta:table-count="0" meta:image-count="0" meta:object-count="0" meta:page-count="25" meta:paragraph-count="1249" meta:word-count="6336" meta:character-count="33551" meta:non-whitespace-character-count="28439"/>
  </office:meta>
</office:document-meta>
</file>